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JarURLHandler.parseAbsoluteSpec( String spe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RJarURLHandler.parseContextSpec( URL url , String spe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CRJarURLHandler.openConnec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JarURLHandler.canonizeString(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CRJarURLHandler.indexOfBangSlash( String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JarURLHandler.parseURL( URL url , String spec , int start , int lim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CRJarURLHandler.JCRJarURLHandle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